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宋体" svg:font-family="宋体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1.5193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1.5965in"/>
    </style:style>
    <style:style style:name="co6" style:family="table-column">
      <style:table-column-properties fo:break-before="auto" style:column-width="3.2154in"/>
    </style:style>
    <style:style style:name="co7" style:family="table-column">
      <style:table-column-properties fo:break-before="auto" style:column-width="0.698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1.202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555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138in solid #3c3c3c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常规_5f_Sheet1_5f_2">
      <style:table-cell-properties style:glyph-orientation-vertical="0" fo:background-color="#ffff00" style:diagonal-bl-tr="none" style:diagonal-tl-br="none" style:text-align-source="value-type" style:repeat-content="false" fo:wrap-option="wrap" fo:border="0.0138in solid #3c3c3c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138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138in solid #3c3c3c" fo:background-color="#99ccff" style:diagonal-bl-tr="none" style:diagonal-tl-br="none" style:text-align-source="fix" style:repeat-content="false" fo:wrap-option="wrap" fo:border-left="0.0138in solid #3c3c3c" style:direction="ltr" fo:border-right="0.013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138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Normal_20_2">
      <style:table-cell-properties style:glyph-orientation-vertical="0" fo:background-color="#00ff00" style:diagonal-bl-tr="none" style:diagonal-tl-br="none" style:text-align-source="fix" style:repeat-content="false" fo:wrap-option="wrap" fo:border="0.0555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Normal_20_2">
      <style:table-cell-properties style:glyph-orientation-vertical="0" fo:background-color="#00ff00" style:diagonal-bl-tr="none" style:diagonal-tl-br="none" style:text-align-source="fix" style:repeat-content="false" fo:wrap-option="wrap" fo:border="0.0138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Normal_20_2">
      <style:table-cell-properties style:glyph-orientation-vertical="0" fo:border-bottom="0.0138in solid #3c3c3c" fo:background-color="#00ff00" style:diagonal-bl-tr="none" style:diagonal-tl-br="none" style:text-align-source="fix" style:repeat-content="false" fo:wrap-option="wrap" fo:border-left="0.0138in solid #3c3c3c" style:direction="ltr" fo:border-right="0.0138in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3c3c3c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ce5"/>
        <table:table-column table:style-name="co4" table:number-columns-repeated="2" table:default-cell-style-name="ce7"/>
        <table:table-column table:style-name="co5" table:default-cell-style-name="ce9"/>
        <table:table-column table:style-name="co6" table:default-cell-style-name="ce9"/>
        <table:table-column table:style-name="co5" table:number-columns-repeated="2" table:default-cell-style-name="ce9"/>
        <table:table-column table:style-name="co7" table:number-columns-repeated="1009" table:default-cell-style-name="ce12"/>
        <table:table-column table:style-name="co7" table:number-columns-repeated="5" table:default-cell-style-name="Default"/>
        <table:table-row table:style-name="ro2">
          <table:table-cell table:style-name="ce1" office:value-type="string">
            <text:p>Original Source</text:p>
          </table:table-cell>
          <table:table-cell table:style-name="ce1" office:value-type="string">
            <text:p>Original code</text:p>
          </table:table-cell>
          <table:table-cell table:style-name="ce2" office:value-type="string">
            <text:p>English Title</text:p>
          </table:table-cell>
          <table:table-cell table:style-name="ce2" office:value-type="string">
            <text:p>Chinese Title</text:p>
          </table:table-cell>
          <table:table-cell table:style-name="ce2" office:value-type="string">
            <text:p>Japanese Title</text:p>
          </table:table-cell>
          <table:table-cell table:style-name="ce2" office:value-type="string">
            <text:p>Korean Title</text:p>
          </table:table-cell>
          <table:table-cell table:style-name="ce8" office:value-type="string">
            <text:p>English Definition</text:p>
          </table:table-cell>
          <table:table-cell table:style-name="ce8" office:value-type="string">
            <text:p>Chinese Definition</text:p>
          </table:table-cell>
          <table:table-cell table:style-name="ce8" office:value-type="string">
            <text:p>Japanese Definition</text:p>
          </table:table-cell>
          <table:table-cell table:style-name="ce8" office:value-type="string">
            <text:p>Korean Definition</text:p>
          </table:table-cell>
          <table:table-cell table:style-name="ce11" table:number-columns-repeated="1009"/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balanced yin-yang constitution </text:p>
          </table:table-cell>
          <table:table-cell office:value-type="string">
            <text:p>阴阳平和质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reponderated yang constitution </text:p>
          </table:table-cell>
          <table:table-cell office:value-type="string">
            <text:p>偏阳质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>
            <text:p>preponderated yin constitution </text:p>
          </table:table-cell>
          <table:table-cell office:value-type="string">
            <text:p>偏阴质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wood-featured person</text:p>
          </table:table-cell>
          <table:table-cell table:style-name="ce6" office:value-type="string">
            <text:p>木形之人</text:p>
          </table:table-cell>
          <table:table-cell table:number-columns-repeated="3"/>
          <table:table-cell table:style-name="ce10" office:value-type="string">
            <text:p>具有木行属性体质的人。皮肤色苍，头小，肩背宽大，身直，手足小；有才智，好劳心，少力，多忧劳于事；耐受春夏，秋冬易感邪而病。其大角之人谦让和蔼，左(少)角之人随和顺从，钅犬角之人勇于上进，判角之人刚直不阿。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fire-featured pers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arth-featured pers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metal-featured pers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water-featured pers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person of taiyin</text:p>
          </table:table-cell>
          <table:table-cell table:style-name="ce6" office:value-type="string">
            <text:p>太阴之人</text:p>
          </table:table-cell>
          <table:table-cell table:number-columns-repeated="3"/>
          <table:table-cell office:value-type="string">
            <text:p>多阴无阳体质的人，贪而不仁，貌似谦恭，内心险恶，好内恶出，喜怒不形于色，不识时务，只知利已，后发制人。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person of shaoy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person of taiya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person of shaoya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alanced yin-yang constitution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>
            <text:p>yang-heat diathesis </text:p>
          </table:table-cell>
          <table:table-cell office:value-type="string">
            <text:p>阳热质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yin-cold diathesis </text:p>
          </table:table-cell>
          <table:table-cell office:value-type="string">
            <text:p>阴寒质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blood stasis diathesis </text:p>
          </table:table-cell>
          <table:table-cell office:value-type="string">
            <text:p>血瘀质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hlegm-dampness diathesis</text:p>
          </table:table-cell>
          <table:table-cell office:value-type="string">
            <text:p><text:s/>痰湿质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yin deficiency diathesis </text:p>
          </table:table-cell>
          <table:table-cell office:value-type="string">
            <text:p>阴虚质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yang deficiency diathesis </text:p>
          </table:table-cell>
          <table:table-cell office:value-type="string">
            <text:p>阳虚质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dual qi and blood deficiency diathesis </text:p>
          </table:table-cell>
          <table:table-cell office:value-type="string">
            <text:p>气血两虚质</text:p>
          </table:table-cell>
          <table:table-cell table:number-columns-repeated="1020"/>
        </table:table-row>
        <table:table-row table:style-name="ro4" table:number-rows-repeated="17">
          <table:table-cell table:number-columns-repeated="2"/>
          <table:table-cell table:style-name="ce5"/>
          <table:table-cell table:style-name="ce7"/>
          <table:table-cell table:number-columns-repeated="1020"/>
        </table:table-row>
        <table:table-row table:style-name="ro4">
          <table:table-cell table:number-columns-repeated="2"/>
          <table:table-cell table:style-name="ce5"/>
          <table:table-cell table:style-name="ce7"/>
          <table:table-cell table:number-columns-repeated="1020"/>
        </table:table-row>
      </table:table>
      <table:table table:name="Sheet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宋体" svg:font-family="宋体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number:text>-$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-$</number:text>
      <number:number number:decimal-places="2" number:min-integer-digits="1" number:grouping="true"/>
      <number:text> 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01/30/2011</text:date>, <text:time>20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nia Tudorache</meta:initial-creator>
    <meta:creation-date>2011-01-30T20:35:15</meta:creation-date>
    <dc:date>2011-01-30T20:48:32</dc:date>
    <dc:creator>Tania Tudorache</dc:creator>
    <meta:editing-duration>PT00H01M46S</meta:editing-duration>
    <meta:editing-cycles>3</meta:editing-cycles>
    <meta:generator>OpenOffice.org/3.2$Unix OpenOffice.org_project/320m19$Build-9505</meta:generator>
    <meta:document-statistic meta:table-count="3" meta:cell-count="44" meta:object-count="0"/>
  </office:meta>
</office:document-meta>
</file>